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ableThreadLocal.set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oseableThreadLocal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oseableThreadLoca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seableThreadLocal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